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.5pt" style:font-size-complex="12pt"/>
    </style:style>
    <style:style style:name="P2" style:family="paragraph" style:parent-style-name="Standard">
      <style:text-properties style:font-name="Arial" fo:font-size="10pt" style:font-size-asian="10.5pt" style:font-size-complex="12pt"/>
    </style:style>
    <style:style style:name="P3" style:family="paragraph" style:parent-style-name="Standard" style:list-style-name="L1">
      <style:text-properties style:font-name="Arial" fo:font-size="10pt" style:font-size-asian="10.5pt" style:font-size-complex="12pt"/>
    </style:style>
    <style:style style:name="P4" style:family="paragraph" style:parent-style-name="Standard" style:list-style-name="L1">
      <style:text-properties style:font-name="Arial" fo:font-size="10pt" style:font-size-asian="10.5pt" style:font-size-complex="12pt"/>
    </style:style>
    <style:style style:name="P5" style:family="paragraph" style:parent-style-name="Standard" style:list-style-name="L1">
      <style:text-properties style:font-name="Arial" fo:font-size="10pt" style:font-size-asian="10.5pt" style:font-size-complex="12pt"/>
    </style:style>
    <style:style style:name="P6" style:family="paragraph" style:parent-style-name="Standard" style:list-style-name="L2">
      <style:text-properties style:font-name="Arial" fo:font-size="10pt" style:font-size-asian="10.5pt" style:font-size-complex="12pt"/>
    </style:style>
    <style:style style:name="P7" style:family="paragraph" style:parent-style-name="Standard" style:list-style-name="L2">
      <style:text-properties style:font-name="Arial" fo:font-size="10pt" style:font-size-asian="10.5pt" style:font-size-complex="12pt"/>
    </style:style>
    <style:style style:name="P8" style:family="paragraph" style:parent-style-name="Standard" style:list-style-name="L2">
      <style:text-properties style:font-name="Arial" fo:font-size="10pt" style:font-size-asian="10.5pt" style:font-size-complex="12pt"/>
    </style:style>
    <style:style style:name="P9" style:family="paragraph" style:parent-style-name="Standard" style:list-style-name="L3">
      <style:text-properties style:font-name="Arial" fo:font-size="10pt" style:font-size-asian="10.5pt" style:font-size-complex="12pt"/>
    </style:style>
    <style:style style:name="P10" style:family="paragraph" style:parent-style-name="Standard" style:list-style-name="L3">
      <style:text-properties style:font-name="Arial" fo:font-size="10pt" style:font-size-asian="10.5pt" style:font-size-complex="12pt"/>
    </style:style>
    <style:style style:name="P11" style:family="paragraph" style:parent-style-name="Standard" style:list-style-name="L3">
      <style:text-properties style:font-name="Arial" fo:font-size="10pt" style:font-size-asian="10.5pt" style:font-size-complex="12pt"/>
    </style:style>
    <style:style style:name="P12" style:family="paragraph" style:parent-style-name="Standard" style:list-style-name="L3">
      <style:text-properties style:font-name="Arial" fo:font-size="10pt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ff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fo:background-color="#ffffff" style:font-weight-asian="normal" style:font-weight-complex="normal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h1&gt;ІНТЕРНЕТ ДЛЯ ОФІСУ&lt;/h1&gt;</text:p>
      <text:p text:style-name="P1"/>
      <text:p text:style-name="P1">&lt;p&gt;І<text:span text:style-name="T3">&lt;b&gt;</text:span>нтернет<text:span text:style-name="T3">&lt;/b&gt;</text:span> — частина нашого повсякденного життя. Тож, потрібен він не лише вдома, а й в офісі. </text:p>
      <text:p text:style-name="P1">Офіс — це термінові справи, які значно простіше було б вирішувати при наявності Інтернету у працівниців. Офіс - це проведення співбесід, проведення переговорів з партнерами, співпраця з віддаленими працівниками, підтримка клієнтів за допомогою Інтернету, прийом електронних платежів тощо. Давайте подивимося, які проблеми вам допоможе вирішити Інтернет в офісі. &lt;/p&gt;</text:p>
      <text:p text:style-name="P1"/>
      <text:p text:style-name="P1"/>
      <text:p text:style-name="P1"/>
      <text:p text:style-name="P1"/>
      <text:p text:style-name="P1">&lt;h2&gt;СКАЙП&lt;/h2&gt;</text:p>
      <text:p text:style-name="P1">&lt;p&gt;Скайп – це программа, яка дозволяє вам говорити з іншою людиною онлайн (при цьому можна говорити з відео, чути лише голос, чи просто переписуватись в чаті). По скайпу сьогодні проводять співбесіди, співпрацюють з віддаленими працівниками, та просто знаходяться на зв'язку з родиною.&lt;/p&gt; </text:p>
      <text:p text:style-name="P1"/>
      <text:p text:style-name="P1">&lt;ul&gt;</text:p>
      <text:p text:style-name="P1"/>
      <text:list text:style-name="L1">
        <text:list-item>
          <text:p text:style-name="P3"><text:span text:style-name="T3">&lt;li&gt;&lt;b&gt;</text:span><text:span text:style-name="T1">Проведення співбесід</text:span>.<text:span text:style-name="T3">&lt;/b&gt;</text:span> Час не стоїть на місці: дуже популярною стає робота на відстані. Щоб плідно працювати — зовсім не обов'язково усім робітникам постійно знаходитись в офісі. <text:s/>HR-менеджери (рекрутери) можуть проводити (і проводять) співбесіди не лише з тією людиною, яка безпосередньо прибула в офіс, а й з людиною з іншого кінця міста, країни. Відстань — не завада плідному співробітництву. <text:span text:style-name="T3">&lt;/li&gt;</text:span></text:p>
        </text:list-item>
        <text:list-item>
          <text:p text:style-name="P3"><text:span text:style-name="T3">&lt;li&gt;&lt;b&gt;</text:span><text:span text:style-name="T1">Співпраця з співробітниками</text:span>.<text:span text:style-name="T3">&lt;/b&gt;</text:span> Співробітник може знаходитись на іншому кінці міста, країни, чи навіть за кордоном. Він може бути фрілансером чи штатним працівником. Як <text:s/>з ним тримати оперативний зв'язок? Через скайп! Ви зможете обговорювати з <text:s/>ним поточні задачі: розподіл обов'язків, нюанси технічного завдання, терміни, цікавитись ходом роботи та проблемами, що виникають... та обговорювати інші задачі. <text:s/><text:span text:style-name="T3">&lt;/li&gt;</text:span></text:p>
        </text:list-item>
        <text:list-item>
          <text:p text:style-name="P3"><text:span text:style-name="T4">&lt;li&gt;&lt;b&gt;</text:span><text:span text:style-name="T2">Оперативний зв'язок з сім'єю</text:span>.<text:span text:style-name="T3">&lt;/b&gt;</text:span> Кожному працівнику треба знати, що вдома все в порядку. Немає потопу, пожежі, не захворіли родичі. Для цього бажано бути на постійному зв'язку з сім'єю. Дуже допомагає скайп. Раптом вдома щось сталося — рідні відпишуть про це вам в скайпі, і ви прочитаєте про це тієї ж миті. <text:s/>Тож, подумайте про душевний спокій своїх працівників. <text:span text:style-name="T3">&lt;/li&gt;</text:span></text:p>
        </text:list-item>
      </text:list>
      <text:p text:style-name="P1"/>
      <text:p text:style-name="P1">&lt;/ul&gt;</text:p>
      <text:p text:style-name="P1"/>
      <text:p text:style-name="P1">&lt;h2&gt;ПОШТА&lt;/h2&gt;</text:p>
      <text:p text:style-name="P1">&lt;p&gt;Електронна пошта — <text:s/>невід'ємна частина нашого життя. Один з основних способів зв'язку сьогодні — це за допомогою е-майл. Через електронну пошту компанія отримує пропозиції, здійснює підтримку клієнтів, пропонує цікаві розсилки тощо. &lt;/p&gt; <text:s/>&lt;ul&gt;</text:p>
      <text:list text:style-name="L2">
        <text:list-item>
          <text:p text:style-name="P6"><text:span text:style-name="T3">&lt;li&gt;&lt;b&gt;</text:span><text:span text:style-name="T1">Підтримка клієнтів</text:span>.<text:span text:style-name="T3">&lt;/b&gt;</text:span> Підтримка клієнтів через е-майл дуже зручна. Клієнт може в письмовому вигляді докладно, не поспішаючи, викласти суть проблеми. Ви зможете докладно, не поспішаючи, написати йому відповідь. Ви зможете відповісти у зручний час. А також користуватися шаблонами відповідей (багато проблем — однакові). <text:span text:style-name="T3">&lt;/li&gt;</text:span></text:p>
        </text:list-item>
        <text:list-item>
          <text:p text:style-name="P6"><text:span text:style-name="T3">&lt;li&gt;&lt;b&gt;</text:span><text:span text:style-name="T1">Отримання пропозицій та скарг</text:span>.<text:span text:style-name="T3">&lt;/b&gt;</text:span> Маючи електронну пошту — ви стаєте відкритими для пропозицій: вам можуть надходити комерційні пропозиції, пропозиції послуг, пропозиції співробітництва від інших компаній тощо. Також ви можете отримувати скарги від клієнтів на своїх працівників:)<text:span text:style-name="T3">&lt;/li&gt;</text:span></text:p>
        </text:list-item>
        <text:list-item>
          <text:p text:style-name="P6"><text:span text:style-name="T3">&lt;li&gt;&lt;b&gt;</text:span><text:span text:style-name="T1">Розсилки</text:span>.<text:span text:style-name="T3">&lt;/b&gt;</text:span> Можна запропонувати своїм цікаві розсилки від імені компанії, в яких ділитися цікавою та корисною інформацією, новинами, новинками тощо. Тримати їх в курсі останніх подій в компанії<text:span text:style-name="T3">&lt;/li&gt;</text:span></text:p>
        </text:list-item>
      </text:list>
      <text:p text:style-name="P1">&lt;/ul&gt;</text:p>
      <text:p text:style-name="P1"/>
      <text:p text:style-name="P1">&lt;h2&gt;ЕЛЕКТРОННІ ГРОШІ&lt;/h2&gt;</text:p>
      <text:p text:style-name="P1">&lt;p&gt;Все надійніше в наше життя входять електронні гроші — Webmoney, Paypal, QIWI та інші електронні платіжні системи. <text:s/>Навіть звичайний банківский переказ коштів неможливо сьогодні виконати без доступу до відділення банку чи... до мережі Інтернет. Багатьом людям простіше розраховуватись за товари чи послуги саме електронним способом. <text:s/>Ви б значно поліпшили життя своїх клієнтів, якби дозволили їм розраховуватися за ваші послуги саме так. &lt;/p&gt; &lt;ul&gt;</text:p>
      <text:list text:style-name="L3">
        <text:list-item>
          <text:p text:style-name="P9"><text:span text:style-name="T3">&lt;li&gt;&lt;/b&gt;</text:span><text:span text:style-name="T1">Банківські картки.</text:span> <text:span text:style-name="T3">&lt;/b&gt;</text:span>Майже 100% людей сьогодні зберігають свої заощадження в банках — на банківських картках (і студенти, і пенсіонери, не кажучи про працюючих людей). <text:soft-page-break/>Багатьом з них простіше б було просто розрахуватися за ваші послуги карткою через Інтернет, аніж готівкою чи переказом через відділення банку. <text:span text:style-name="T3">&lt;/li&gt;</text:span></text:p>
        </text:list-item>
        <text:list-item>
          <text:p text:style-name="P9"><text:span text:style-name="T3">&lt;li&gt;&lt;b&gt;</text:span><text:span text:style-name="T1">Webmoney</text:span> <text:span text:style-name="T3">&lt;/b&gt;</text:span>— найпопулярніша серед електронних платіжних система в Україні. Багато людей зберігає свої кошти саме там. Для того, щоб користуватися цією системою — просто необхідним є доступ до мережі Інтернет. Спростіть життя вашим клієнтам. <text:span text:style-name="T3">&lt;/li&gt;</text:span></text:p>
        </text:list-item>
        <text:list-item>
          <text:p text:style-name="P9"><text:span text:style-name="T3">&lt;li&gt;&lt;b&gt;</text:span><text:span text:style-name="T1">QIWI, Біткоін, PerfectMoney, ЯндексГроші</text:span> <text:span text:style-name="T3">&lt;/b&gt;</text:span>є не настільки популярними платіжними системами, як вище означені, але, тим не менш, в них також зберігають гроші деякі люди. Для користування цими системами також потрібен Інтернет. Дозвольте їм платити за ваші послуги електронним способом. <text:span text:style-name="T3">&lt;/li&gt;</text:span></text:p>
          <text:p text:style-name="P9">&lt;/ul&gt;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dc:date>2017-02-12T18:20:57</dc:date>
    <meta:editing-cycles>49</meta:editing-cycles>
    <meta:editing-duration>PT22H25M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2" meta:word-count="647" meta:character-count="4475"/>
  </office:meta>
</office:document-meta>
</file>